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3c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pex</text:p>
      <text:p text:style-name="Standard">è un linguaggio di programmazione fortemente tipizzato, orientato agli oggetti.</text:p>
      <text:p text:style-name="Standard">Utilizza la sintassi simile a Java e consente agli sviluppatori di aggiungere la logica aziendale alla maggior parte degli eventi di sistema, inclusi i click sui pulsanti, gli aggiornamenti dei record correlati e le pagine Visualforce.</text:p>
      <text:p text:style-name="Standard">Apex è un linguaggio case insensitive.</text:p>
      <text:p text:style-name="Standard">•È un linguaggio fortemente tipato, ciò significa che ogni volta che si dichiara una variabile, occorre dichiararla con il suo tipo.</text:p>
      <text:p text:style-name="P1">L’inizializzazione di una variabile in Apex è composta da 4 step (i primi due per la dichiarazione gli altri per inizializzare la variabile):</text:p>
      <text:p text:style-name="P1">•Specificare il Tipo di dato: tipo della variabile che si sta dichiarando.</text:p>
      <text:p text:style-name="P1">•Specificare il Nome della variabile<text:line-break/>•Utilizzare il carattere di assegnamento ‘=‘.</text:p>
      <text:p text:style-name="P1">•Specificare il valore da salvare.</text:p>
      <text:p text:style-name="P1">I nomi delle variabili non possono avere:</text:p>
      <text:p text:style-name="P1">•Spazi Bianchi</text:p>
      <text:p text:style-name="P1">•Caratteri speciali (+,-, &amp;, *, ...)</text:p>
      <text:p text:style-name="P1">•Non possono essere parole riservate come:string,integer, …</text:p>
      <text:p text:style-name="P1">Bisogna dare sempre un nome con un significato alle variabili e usare la camelCase annotation</text:p>
      <text:p text:style-name="P1">Best-practice per dichiarare i nomi delle variabili usando la camelCase annotation:</text:p>
      <text:p text:style-name="P1">•Iniziare con la lettera minuscola e utilizzare la lettera maiuscola per tutte le parole che seguono la prima</text:p>
      <text:p text:style-name="P1">La dichiarazione di un insieme di variabili mette da parte un pezzo di memoria utilizzato per archiviare i dati solo durante l'esecuzione del programma.</text:p>
      <text:p text:style-name="P1">Se si dichiara una variabile e non la si inizializza con un valore, il valore sarà null.</text:p>
      <text:p text:style-name="P1">Null indica l’assenza di un valore o di un dato. </text:p>
      <text:p text:style-name="P1">È possibile assegnare null a qualsiasi variabile con un tipo primitivo.</text:p>
      <text:p text:style-name="P1">•Variabili di Classe</text:p>
      <text:p text:style-name="P1">•Variabili di istanza</text:p>
      <text:p text:style-name="P1">•Variabili statiche</text:p>
      <text:p text:style-name="P1">Variabili locali</text:p>
      <text:p text:style-name="P1">•Interne ai metodi (come parametri o dentro al metodo)</text:p>
      <text:p text:style-name="P1">•Dentro ogni blocco di codice come ad esempio il ciclo for,if,etc...<text:line-break/>Le variabili possono essere definite in qualsiasi punto in un blocco, e possono essere utilizzate da quel punto in poi.</text:p>
      <text:p text:style-name="P1">I figli possono accedere alle variabili, e non possono definire un’altra variabile con lo stesso nome che è stato già usato in un blocco padre.</text:p>
      <text:p text:style-name="P1">I blocchi paralleli non hanno accesso alla variabile, e possono riusare il nome della variabile.</text:p>
      <text:p text:style-name="P1">Una costante è una variabile il cui valore non cambia dopo che è stato inizializzato una volta.</text:p>
      <text:p text:style-name="P1">Le costanti possono essere definite usando la parola chiave final.</text:p>
      <text:p text:style-name="P1">La parola chiave final indica che la variabile può essere inizializzata al massimo una volta:</text:p>
      <text:p text:style-name="P1">•Stesso nella dichiarazione</text:p>
      <text:p text:style-name="P1">•Con un metodo statico se la costante è definita in una classe</text:p>
      <text:p text:style-name="P1">Un’espressione è una componente essenziale in ogni programma.</text:p>
      <text:p text:style-name="P1">Un’espressione è un costrutto composto da:</text:p>
      <text:p text:style-name="P1">•Variabili</text:p>
      <text:p text:style-name="P1">•Operatori</text:p>
      <text:p text:style-name="P1">•Invocazioni a metodo che valutano un valore</text:p>
      <text:p text:style-name="P1">InApex, un’espressione è sempre una di questiseguenti tipi:</text:p>
      <text:p text:style-name="P1">•Un’espressione letterale:1 + 1</text:p>
      <text:p text:style-name="P1">•Una nuovosObject,Apexobject, list, set, omap:</text:p>
      <text:p text:style-name="P1"><text:tab/>•Case myCase = New Case();</text:p>
      <text:p text:style-name="P1"><text:soft-page-break/><text:tab/>•MyClass myClassInstance = New MyClass ();</text:p>
      <text:p text:style-name="P1"><text:tab/>•List &lt;Account&gt; myAcc = New List&lt;Account&gt;();</text:p>
      <text:p text:style-name="P1"><text:tab/>•Set &lt;String&gt; myStr = New Set&lt;String&gt;();</text:p>
      <text:p text:style-name="P1"><text:tab/>•Map&lt;Integer,String&gt; myMap = New Map&lt;Integer,String&gt;();</text:p>
      <text:p text:style-name="P1">•Tutti i valori presenti a sinistra dell’operatore di assegnazione:</text:p>
      <text:p text:style-name="P1"><text:tab/>•i</text:p>
      <text:p text:style-name="P1"><text:tab/>•myList[3]</text:p>
      <text:p text:style-name="P1"><text:tab/>•myContact.name</text:p>
      <text:p text:style-name="P1">•Ogni riferimento al campo disObjectche non è un L-value</text:p>
      <text:p text:style-name="P1">•Una query SOQL o SOSL circondata da parentesi quadrate</text:p>
      <text:p text:style-name="P1">•Un’invocazione a metodo istanza o statico: System.assert(true)</text:p>
      <text:p text:style-name="P1">Apex utilizza tipi di dati, variabili e costrutti del linguaggio correlati come enumerazioni, costanti, espressioni, operatori e istruzioni di assegnazione.</text:p>
      <text:p text:style-name="P1">In Apex, tutte le variabili e le espressioni hanno un tipo di dato, come sObject, primitive o enum</text:p>
      <text:p text:style-name="P1">Un primitivo, può essere un integer, un double, un long, un date, un datetime, un string, un ID o un boolean.</text:p>
      <text:p text:style-name="P1">Un oggetto sObject , può essere un sObject generico o un sObject specifico , ad esempio un account, un contatto oMyCustomObject__c</text:p>
      <text:p text:style-name="P1">Una collezione, tra cui:</text:p>
      <text:p text:style-name="P1">•Un elenco (o array) di primitive, oggetti sObjects,oggetti definiti dall'utente, oggetti creati da classi Apex o collezioni</text:p>
      <text:p text:style-name="P1">•Un set di primitive</text:p>
      <text:p text:style-name="P1">•Una mappa da primitiva a primitiva, sObject o collezione</text:p>
      <text:p text:style-name="P1">•Un elenco di valori tipizzato, noto anche come enum</text:p>
      <text:p text:style-name="P1">•Oggetti creati da classi Apex definite dall'utente</text:p>
      <text:p text:style-name="P1">•Oggetti creati dalle classi Apex fornite dal sistema</text:p>
      <text:p text:style-name="P1">•Null(per la costante nulla, che può essere assegnata a qualsiasi variabile).</text:p>
      <text:p text:style-name="P1">I metodi possono restituire valori di uno qualsiasi dei tipi elencati, o non restituire alcun valore ed essere di tipo Voi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6T15:14:49.264141768</meta:creation-date>
    <dc:date>2023-12-16T15:45:43.508333537</dc:date>
    <meta:editing-duration>PT30M55S</meta:editing-duration>
    <meta:editing-cycles>1</meta:editing-cycles>
    <meta:document-statistic meta:table-count="0" meta:image-count="0" meta:object-count="0" meta:page-count="2" meta:paragraph-count="66" meta:word-count="675" meta:character-count="4375" meta:non-whitespace-character-count="3757"/>
    <meta:generator>LibreOffice/7.6.4.1$MacOSX_X86_64 LibreOffice_project/e19e193f88cd6c0525a17fb7a176ed8e6a3e2aa1</meta:generator>
  </office:meta>
</office:document-meta>
</file>